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Code Pro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5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1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Portfolio-title">
      <style:graphic-properties fo:min-height="1.95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Portfolio-title">
      <style:graphic-properties draw:auto-grow-height="true" fo:min-height="1.8cm" loext:decorative="false"/>
      <style:paragraph-properties style:writing-mode="lr-tb"/>
    </style:style>
    <style:style style:name="P1" style:family="paragraph">
      <style:text-properties style:font-name="Source Code Pro"/>
    </style:style>
    <style:style style:name="P2" style:family="paragraph">
      <loext:graphic-properties draw:fill="none" draw:fill-color="#ffffff"/>
      <style:text-properties style:font-name="Source Code Pro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Source Code Pro"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text-properties style:font-name="Source Code Pro" fo:font-size="32pt" style:font-size-asian="32pt" style:font-size-complex="32pt"/>
    </style:style>
    <style:style style:name="P6" style:family="paragraph">
      <style:text-properties style:font-name="Source Code Pro" fo:font-size="16pt" style:font-size-asian="16pt" style:font-size-complex="16pt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2pt" style:font-size-asian="12pt" style:font-size-complex="12pt"/>
    </style:style>
    <style:style style:name="T3" style:family="text">
      <style:text-properties style:font-name="Source Code Pro" fo:font-size="16pt" style:font-size-asian="16pt" style:font-size-complex="16pt"/>
    </style:style>
    <style:style style:name="T4" style:family="text">
      <style:text-properties style:font-name="Source Code Pro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1.953cm" svg:x="0.635cm" svg:y="10.738cm" presentation:class="title" presentation:user-transformed="true">
          <draw:text-box>
            <text:p><text:span text:style-name="T1">[PIXPATCH]</text:span></text:p>
          </draw:text-box>
        </draw:frame>
        <draw:frame draw:style-name="gr1" draw:text-style-name="P2" draw:layer="layout" svg:width="10.16cm" svg:height="1.309cm" svg:x="11.43cm" svg:y="13.335cm">
          <draw:text-box>
            <text:p><text:span text:style-name="T2">Arin Upadhyay</text:span></text:p>
            <text:p><text:span text:style-name="T2">HackYeah 2025 (4-5 Oct)</text:span></text:p>
          </draw:text-box>
        </draw:frame>
        <draw:frame draw:style-name="gr2" draw:text-style-name="P3" draw:layer="layout" svg:width="9.525cm" svg:height="1.665cm" svg:x="0.635cm" svg:y="13.335cm">
          <draw:text-box>
            <text:p><text:span text:style-name="T3">A encrypted and resilient dispatch system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805cm" svg:y="0.105cm" presentation:class="title" presentation:user-transformed="true">
          <draw:text-box>
            <text:p><text:span text:style-name="T4">Problem</text:span></text:p>
          </draw:text-box>
        </draw:frame>
        <draw:frame presentation:style-name="pr4" draw:text-style-name="P6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In conflict zones, traditional network infrastructure like cables and </text:span><text:span text:style-name="T3">routers are common points of failure and attack by adversaries because </text:span><text:span text:style-name="T3">static network architecture is unable to work with changing topology. </text:span><text:span text:style-name="T3">This makes communication and connectivity faulty and unreliable. </text:span></text:p>
              </text:list-item>
              <text:list-item>
                <text:p><text:span text:style-name="T3">A solution for this is flood networking. However, existing solution do </text:span><text:span text:style-name="T3">not provide substantial security and are vulnerable to eavesdropping or </text:span><text:span text:style-name="T3">other attacks. Security of information is paramount in conflict zones </text:span><text:span text:style-name="T3">because they can contain sensitive information like military strategies </text:span></text:p>
              </text:list-item>
              <text:list-item>
                <text:p><text:span text:style-name="T3">Flood networks are very useful broadcast type messages like news, </text:span><text:span text:style-name="T3">disaster warnings or rescue calls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805cm" svg:y="0.105cm" presentation:class="title" presentation:user-transformed="true">
          <draw:text-box>
            <text:p><text:span text:style-name="T4">Solution</text:span></text:p>
          </draw:text-box>
        </draw:frame>
        <draw:frame presentation:style-name="pr4" draw:text-style-name="P6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PIXPATCH uses a novel encrypted flood protocol that combats all of </text:span><text:span text:style-name="T3">these issues and more.</text:span></text:p>
              </text:list-item>
              <text:list-item>
                <text:p><text:span text:style-name="T3">The protocol is a zero-trust, encrypted flood protocol that uses a </text:span><text:span text:style-name="T3">modern crypto stack to provide resilient and untraceable peer-to-peer </text:span><text:span text:style-name="T3">messaging in degraded network environments.</text:span></text:p>
              </text:list-item>
              <text:list-item>
                <text:p><text:span text:style-name="T3">Its topology-agnostic and fault-resilient flooding design along with </text:span><text:span text:style-name="T3">maximum security makes it a perfect fit for the application.</text:span></text:p>
              </text:list-item>
              <text:list-item>
                <text:p><text:span text:style-name="T3">It also has features like built-in spam resistance and perfect forward </text:span><text:span text:style-name="T3">secrecy.</text:span></text:p>
              </text:list-item>
              <text:list-item>
                <text:p><text:span text:style-name="T3">It can also be used in inter-satellite communication which presents </text:span><text:span text:style-name="T3">similar requirements. 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805cm" svg:y="0.105cm" presentation:class="title" presentation:user-transformed="true">
          <draw:text-box>
            <text:p><text:span text:style-name="T4">How it works</text:span></text:p>
          </draw:text-box>
        </draw:frame>
        <draw:frame presentation:style-name="pr4" draw:text-style-name="P6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A unicast message is encoded (as specified by the protocol) and relayed </text:span><text:span text:style-name="T3">to any and all nodes. </text:span></text:p>
              </text:list-item>
              <text:list-item>
                <text:p><text:span text:style-name="T3">This message is flooded all throughout the network in way that only the </text:span><text:span text:style-name="T3">intended recipient is able to decrypt the message. It is also designed </text:span><text:span text:style-name="T3">to make it impossible to eavesdrop or observe the network to find out </text:span><text:span text:style-name="T3">the involved nodes. Metadata is also hidden from those not involved.</text:span></text:p>
              </text:list-item>
              <text:list-item>
                <text:p><text:span text:style-name="T3">This design makes it invulnerable to many attack vectors used today.</text:span></text:p>
              </text:list-item>
              <text:list-item>
                <text:p><text:span text:style-name="T3">It has emphemeral keys for forward secrecy, proof-of-work for spam </text:span><text:span text:style-name="T3">resistance and deduplication, elliptical curve cryptography for fast </text:span><text:span text:style-name="T3">encryption, written in C for maximum performance using industry </text:span><text:span text:style-name="T3">standard library Monocypher. 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805cm" svg:y="0.105cm" presentation:class="title" presentation:user-transformed="true">
          <draw:text-box>
            <text:p><text:span text:style-name="T4">Future work</text:span></text:p>
          </draw:text-box>
        </draw:frame>
        <draw:frame presentation:style-name="pr4" draw:text-style-name="P6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Making the setup process easier for a non-technical person to setup and </text:span><text:span text:style-name="T3">use.</text:span></text:p>
              </text:list-item>
              <text:list-item>
                <text:p><text:span text:style-name="T3">Using it with radio comm hardware for wireless and geography-free </text:span><text:span text:style-name="T3">communication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ortfolio" presentation:presentation-page-layout-name="AL3T32">
        <office:forms form:automatic-focus="false" form:apply-design-mode="false"/>
        <draw:frame presentation:style-name="pr6" draw:text-style-name="P5" draw:layer="layout" svg:width="26.5cm" svg:height="1.8cm" svg:x="0.635cm" svg:y="10.9cm" presentation:class="title" presentation:user-transformed="true">
          <draw:text-box>
            <text:p><text:span text:style-name="T4">Thank you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Code Pro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19:37:16.112527385</meta:creation-date>
    <dc:description>This work is licensed under a Creative Commons 0 License.
It makes use of the works of Mateus Machado Luna.</dc:description>
    <meta:generator>LibreOffice/25.8.1.1$Linux_X86_64 LibreOffice_project/580$Build-1</meta:generator>
    <dc:title>Portfolio</dc:title>
    <meta:editing-duration>PT23M11S</meta:editing-duration>
    <meta:editing-cycles>12</meta:editing-cycles>
    <dc:date>2025-10-04T17:14:22.362427454</dc:date>
    <meta:print-date>2025-10-04T17:14:17.320540882</meta:print-date>
    <meta:printed-by>PDF files</meta:printed-by>
    <meta:document-statistic meta:object-count="81"/>
  </office:meta>
</office:document-meta>
</file>